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Cantarell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Cantarell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style:font-name="Cantarell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Cantarell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officeooo:rsid="0021bc0a" officeooo:paragraph-rsid="0021bc0a"/>
    </style:style>
    <style:style style:name="P9" style:family="paragraph" style:parent-style-name="Heading_20_4">
      <style:text-properties style:font-name="Cantarell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normal" style:font-weight-asian="normal" style:font-weight-complex="normal"/>
    </style:style>
    <style:style style:name="T6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2704dd"/>
    </style:style>
    <style:style style:name="T8" style:family="text">
      <style:text-properties officeooo:rsid="00285096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-start text:name="alexandre-poitevin"/>Alexandre POITEVIN<text:bookmark-end text:name="alexandre-poitevin"/></text:h>
      <text:p text:style-name="First_20_paragraph"><text:span text:style-name="T3">20 Allée Tourtonde<text:line-break/>47200 Marmande<text:line-break/>0663240636<text:line-break/></text:span><text:a xlink:type="simple" xlink:href="mailto:alexandre.poitevin@pm.me" text:style-name="Internet_20_link" text:visited-style-name="Visited_20_Internet_20_Link"><text:span text:style-name="Definition"><text:span text:style-name="T3">alexandre.poitevin@pm.me</text:span></text:span></text:a><text:span text:style-name="Definition"><text:span text:style-name="T3"><text:line-break/></text:span></text:span></text:p>
      <text:p text:style-name="P1">Développeur Python Backend travaillant en méthodologie SCRUM.<text:line-break/>Capable de tirer des spécifications techniques à partir de besoins, d’analyser des problèmes algorithmiques puis de le<text:span text:style-name="T7">s</text:span> modéliser et de les résoudre par un code de qualité et performant.<text:line-break/>Goût du travail en équipe, ouvert d’esprit, dynamique et réactif.</text:p>
      <text:h text:style-name="P9" text:outline-level="4"><text:bookmark-start text:name="formation"/>FORMATION<text:bookmark-end text:name="formation"/></text:h>
      <text:list xml:id="list1010738839" text:style-name="L1">
        <text:list-item>
          <text:p text:style-name="P2"><text:span text:style-name="T4">2017</text:span><text:span text:style-name="T3"> : Spécialisation Python de l’Université du Mis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3">coursera.org</text:span></text:span></text:a><text:span text:style-name="T3">)</text:span></text:p>
        </text:list-item>
        <text:list-item>
          <text:p text:style-name="P3"><text:span text:style-name="T1">2017</text:span> : Analyste programmeur, titre professionnel de niveau III (CESI Alternance)</text:p>
        </text:list-item>
        <text:list-item>
          <text:p text:style-name="P2"><text:span text:style-name="T4">2015-2017</text:span><text:span text:style-name="T3"> : Auto formation en programmation (</text:span><text:a xlink:type="simple" xlink:href="https://openclassrooms.com/fr" text:style-name="Internet_20_link" text:visited-style-name="Visited_20_Internet_20_Link"><text:span text:style-name="Definition"><text:span text:style-name="T3">openclassrooms.com</text:span></text:span></text:a><text:span text:style-name="T3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cientifique (Lycée Val de Garonne, Marmande)<text:line-break/><text:span text:style-name="T2">S SI (Sciences de l’ingénieur), spécialité mathématiques</text:span></text:p>
        </text:list-item>
      </text:list>
      <text:h text:style-name="P9" text:outline-level="4"><text:bookmark-start text:name="expériences-professionnelles"/>EXPÉRIENCES PROFESSIONNELLES<text:bookmark-end text:name="expériences-professionnelles"/></text:h>
      <text:list xml:id="list4107981554" text:style-name="L2">
        <text:list-item>
          <text:p text:style-name="P4"><text:span text:style-name="T1">Juillet 2017</text:span> : Développeur stagiaire en intégration OpenERP/Odoo (Aquilog, Talence)</text:p>
        </text:list-item>
      </text:list>
      <text:h text:style-name="P9" text:outline-level="4"><text:bookmark-start text:name="compétences-principales"/>COMPÉTENCES PRINCIPALES<text:bookmark-end text:name="compétences-principales"/></text:h>
      <text:list xml:id="list3252236230" text:style-name="L3">
        <text:list-item>
          <text:p text:style-name="P5"><text:span text:style-name="T1">Avancé</text:span>: Python, TDD, Git, Principes SOLID, Shell, SCRUM</text:p>
        </text:list-item>
        <text:list-item>
          <text:p text:style-name="P5"><text:span text:style-name="T1">Intermédiare</text:span>: SQL</text:p>
        </text:list-item>
      </text:list>
      <text:h text:style-name="P9" text:outline-level="4"><text:bookmark-start text:name="projets-personnels"/>PROJETS <text:bookmark-end text:name="projets-personnels"/><text:span text:style-name="T8">OPEN SOURCE</text:span></text:h>
      <text:list xml:id="list3655447978" text:style-name="L4">
        <text:list-item>
          <text:p text:style-name="P7"><text:span text:style-name="T4">Librairies Python </text:span><text:span text:style-name="T3">:</text:span></text:p>
          <text:list>
            <text:list-item>
              <text:p text:style-name="P8"><text:a xlink:type="simple" xlink:href="http://pipy.org/project/checktypes" text:style-name="Internet_20_link" text:visited-style-name="Visited_20_Internet_20_Link"><text:span text:style-name="T6">checktypes</text:span></text:a><text:span text:style-name="T5"> : outils de data validation</text:span></text:p>
            </text:list-item>
            <text:list-item>
              <text:p text:style-name="P8"><text:a xlink:type="simple" xlink:href="http://pypi.org/project/hybridset" text:style-name="Internet_20_link" text:visited-style-name="Visited_20_Internet_20_Link"><text:span text:style-name="T4">hybridset</text:span></text:a><text:span text:style-name="T5"> : structurde de données stockant séparément les valeurs hashables et non hashables</text:span></text:p>
            </text:list-item>
          </text:list>
        </text:list-item>
      </text:list>
      <text:h text:style-name="P9" text:outline-level="4"><text:bookmark-start text:name="compétences-complémentaires"/>COMPÉTENCES COMPLÉMENTAIRES<text:bookmark-end text:name="compétences-complémentaires"/></text:h>
      <text:list xml:id="list546544420" text:style-name="L5">
        <text:list-item>
          <text:p text:style-name="P6"><text:span text:style-name="T1">Éditeurs de textes et IDE</text:span>: Vim, PyCharm</text:p>
        </text:list-item>
        <text:list-item>
          <text:p text:style-name="P6"><text:span text:style-name="T1">OS</text:span>: GNU/Linux (Debian et dérivées, Arch), Mac OSX, Windows 7/10</text:p>
        </text:list-item>
        <text:list-item>
          <text:p text:style-name="P6"><text:span text:style-name="T1">Langues</text:span>: <text:span text:style-name="T2">Anglais</text:span> (bon niveau), <text:span text:style-name="T2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0:11:32.586275033</dc:date>
    <meta:editing-duration>PT22M33S</meta:editing-duration>
    <meta:editing-cycles>14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201" meta:character-count="1405" meta:non-whitespace-character-count="1239"/>
  </office:meta>
</office:document-meta>
</file>